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Square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-color="#000000" draw:textarea-horizontal-align="justify" draw:textarea-vertical-align="middle" draw:auto-grow-height="false" fo:min-height="0.258cm" fo:min-width="0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5.061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517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7.59cm" fo:min-width="0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T1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3.794cm" svg:y1="7.477cm" svg:x2="19.744cm" svg:y2="7.477cm">
          <text:p/>
        </draw:line>
        <draw:custom-shape draw:style-name="gr2" draw:text-style-name="P2" draw:layer="layout" svg:width="0.762cm" svg:height="0.864cm" svg:x="9.34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3.541cm" svg:y="7.09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769cm" svg:y1="7.477cm" svg:x2="11.769cm" svg:y2="7.477cm" draw:start-shape="id1" draw:end-shape="id1" svg:d="M11769 7477z" svg:viewBox="0 0 1 1">
          <text:p/>
        </draw:connector>
        <draw:custom-shape draw:style-name="gr5" draw:text-style-name="P3" draw:layer="layout" svg:width="0.94cm" svg:height="5.715cm" draw:transform="rotate (1.5707963267949) translate (4.049cm 9.1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5.971cm" svg:height="0.962cm" svg:x="3.908cm" svg:y="9.19cm">
          <draw:text-box>
            <text:p><text:span text:style-name="T1">Oculomo</text:span><text:span text:style-name="T1">tor Delay</text:span></text:p>
          </draw:text-box>
        </draw:frame>
        <draw:custom-shape draw:style-name="gr7" draw:text-style-name="P3" draw:layer="layout" svg:width="0.787cm" svg:height="0.919cm" draw:transform="rotate (-1.5707963267949) translate (4.387cm 6.0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4" draw:layer="layout" svg:width="5.527cm" svg:height="0.962cm" svg:x="1.109cm" svg:y="5.19cm">
          <draw:text-box>
            <text:p><text:span text:style-name="T1">Cogniti</text:span><text:span text:style-name="T1">ve </text:span><text:span text:style-name="T1">Action</text:span></text:p>
          </draw:text-box>
        </draw:frame>
        <draw:custom-shape draw:style-name="gr7" draw:text-style-name="P3" draw:layer="layout" svg:width="0.787cm" svg:height="0.919cm" draw:transform="rotate (-1.5707963267949) translate (10.187cm 6.0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4" draw:layer="layout" svg:width="3.072cm" svg:height="0.962cm" svg:x="8.31cm" svg:y="5.19cm">
          <draw:text-box>
            <text:p><text:span text:style-name="T1">S</text:span><text:span text:style-name="T1">a</text:span><text:span text:style-name="T1">c</text:span><text:span text:style-name="T1">c</text:span><text:span text:style-name="T1">a</text:span><text:span text:style-name="T1">d</text:span><text:span text:style-name="T1">e</text:span></text:p>
          </draw:text-box>
        </draw:frame>
        <draw:custom-shape draw:style-name="gr10" draw:text-style-name="P3" draw:layer="layout" svg:width="0.94cm" svg:height="8.382cm" draw:transform="rotate (1.5707963267949) translate (10.398cm 9.107cm)">
          <text:p/>
          <draw:enhanced-geometry svg:viewBox="0 0 21600 21600" draw:glue-points="21600 0 0 10800 21600 21600" draw:text-areas="13800 ?f9 21600 ?f10" draw:type="left-brace" draw:modifiers="1800 10126.2078015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5.971cm" svg:height="0.962cm" svg:x="12.909cm" svg:y="9.164cm">
          <draw:text-box>
            <text:p text:style-name="P1"><text:span text:style-name="T1">F</text:span><text:span text:style-name="T1">i</text:span><text:span text:style-name="T1">x</text:span><text:span text:style-name="T1">a</text:span><text:span text:style-name="T1">ti</text:span><text:span text:style-name="T1">o</text:span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127cm" fo:margin-bottom="16.471cm" fo:margin-left="0.40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3T11:19:47.314969767</meta:creation-date>
    <dc:date>2022-10-03T11:27:05.660616913</dc:date>
    <meta:editing-duration>PT7M17S</meta:editing-duration>
    <meta:editing-cycles>3</meta:editing-cycles>
    <meta:generator>LibreOffice/6.0.7.3$Linux_X86_64 LibreOffice_project/00m0$Build-3</meta:generator>
    <meta:document-statistic meta:object-count="12"/>
  </office:meta>
</office:document-meta>
</file>